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2000007DED9B95C1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1" style:family="table">
      <style:table-properties style:width="6.5653in" fo:margin-left="0.0458in" table:align="left" fo:keep-with-next="always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Times New Roman" officeooo:paragraph-rsid="002ac7bd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4cb279" officeooo:paragraph-rsid="002ac7bd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2ac7bd" style:font-size-asian="10pt" style:font-weight-asian="normal" style:font-size-complex="10pt" style:font-weight-complex="normal"/>
    </style:style>
    <style:style style:name="P9" style:family="paragraph" style:parent-style-name="Table_20_Contents">
      <style:text-properties style:font-name="Times New Roman" fo:font-size="10pt" officeooo:paragraph-rsid="002ac7bd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1" style:family="paragraph" style:parent-style-name="Table_20_Contents">
      <style:text-properties style:font-name="Times New Roman" officeooo:paragraph-rsid="002ac7bd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officeooo:paragraph-rsid="002ac7bd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officeooo:rsid="002e775b" officeooo:paragraph-rsid="002e775b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2ac7bd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2ac7bd" fo:background-color="#ffffff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officeooo:paragraph-rsid="002ac7bd"/>
    </style:style>
    <style:style style:name="P17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18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cd09cd" officeooo:paragraph-rsid="00256685" style:font-size-asian="24pt" style:font-weight-asian="bold" style:font-size-complex="24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56685" style:font-size-asian="24pt" style:font-weight-asian="bold" style:font-size-complex="24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font-variant="small-caps" fo:color="#999999" style:text-position="0% 100%" style:font-name="Times New Roman" fo:font-size="12pt" fo:text-shadow="none" fo:font-weight="bold" officeooo:rsid="003aeae7" officeooo:paragraph-rsid="002ac7bd" style:font-size-asian="24pt" style:font-weight-asian="bold" style:font-size-complex="24pt" style:font-weight-complex="bold"/>
    </style:style>
    <style:style style:name="P21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2ac7bd"/>
    </style:style>
    <style:style style:name="P22" style:family="paragraph" style:parent-style-name="Standard" style:master-page-name="">
      <style:paragraph-properties fo:margin-left="0in" fo:margin-right="0in" fo:text-align="justify" style:justify-single-word="false" fo:text-indent="0.1866in" style:auto-text-indent="false" style:page-number="auto"/>
      <style:text-properties officeooo:paragraph-rsid="0033a61a"/>
    </style:style>
    <style:style style:name="P23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2ac7bd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justify" style:justify-single-word="false"/>
      <style:text-properties officeooo:paragraph-rsid="0035bf19"/>
    </style:style>
    <style:style style:name="P25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ca4ac"/>
    </style:style>
    <style:style style:name="T3" style:family="text">
      <style:text-properties fo:color="#000000" officeooo:rsid="00ddbb8b"/>
    </style:style>
    <style:style style:name="T4" style:family="text">
      <style:text-properties officeooo:rsid="013d0498"/>
    </style:style>
    <style:style style:name="T5" style:family="text">
      <style:text-properties officeooo:rsid="0042f57a" fo:background-color="#ffffff" loext:char-shading-value="0"/>
    </style:style>
    <style:style style:name="T6" style:family="text">
      <style:text-properties officeooo:rsid="0022f10e"/>
    </style:style>
    <style:style style:name="T7" style:family="text">
      <style:text-properties officeooo:rsid="0042f57a"/>
    </style:style>
    <style:style style:name="T8" style:family="text">
      <style:text-properties fo:language="en" fo:country="US" officeooo:rsid="0030c671"/>
    </style:style>
    <style:style style:name="T9" style:family="text">
      <style:text-properties officeooo:rsid="00364877"/>
    </style:style>
    <style:style style:name="T10" style:family="text">
      <style:text-properties style:font-name="Times New Roman"/>
    </style:style>
    <style:style style:name="T11" style:family="text"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x="2.8319in" svg:y="-0.0799in" svg:width="0.9709in" svg:height="1.6256in" draw:z-index="2"><draw:image xlink:href="Pictures/10000000000004B2000007DED9B95C1A.jpg" xlink:type="simple" xlink:show="embed" xlink:actuate="onLoad"/></draw:frame></text:p>
      <text:p text:style-name="P3"/>
      <text:p text:style-name="P3"/>
      <text:p text:style-name="P18"/>
      <text:p text:style-name="P18"/>
      <text:p text:style-name="P18"/>
      <text:p text:style-name="P18"/>
      <text:p text:style-name="P18">Declaração De Matrícula</text:p>
      <text:p text:style-name="P19"/>
      <text:p text:style-name="P22"><text:span text:style-name="T10">Para os devidos efeitos, declara-se que <text:s/></text:span><text:span text:style-name="T10"><text:text-input text:description="[#if person.female]">[#if person.female]</text:text-input></text:span><text:span text:style-name="T10">a aluna</text:span><text:span text:style-name="T10"><text:text-input text:description="[#elseif person.male]">[#elseif person.male]</text:text-input></text:span><text:span text:style-name="T10">o aluno</text:span><text:span text:style-name="T10"><text:text-input text:description="[/#if]">[/#if]</text:text-input></text:span><text:span text:style-name="T10"> </text:span><text:span text:style-name="T10"><text:text-input text:description="${person.name}">${person.name}</text:text-input></text:span><text:span text:style-name="T10">, n.º </text:span><text:span text:style-name="T10"><text:text-input text:description="${registration.number}">${registration.number}</text:text-input></text:span><text:span text:style-name="T10">, </text:span><text:span text:style-name="T10"><text:text-input text:description="[#if person.female]">[#if person.female]</text:text-input></text:span><text:span text:style-name="T10">nascida</text:span><text:span text:style-name="T10"><text:text-input text:description="[#elseif person.male]">[#elseif person.male]</text:text-input></text:span><text:span text:style-name="T10">nascido</text:span><text:span text:style-name="T10"><text:text-input text:description="[/#if]">[/#if]</text:text-input></text:span><text:span text:style-name="T10"> a </text:span><text:span text:style-name="T10"><text:text-input text:description="${lang.pt(dates.extendedDate(person.dateOfBirthYearMonthDay))}">${lang.pt(dates.extendedDate(person.dateOfBirthYearMonthDay))}</text:text-input></text:span><text:span text:style-name="T10">, </text:span><text:span text:style-name="T10"><text:text-input text:description="[#if person.female]">[#if person.female]</text:text-input></text:span><text:span text:style-name="T10">portadora</text:span><text:span text:style-name="T10"><text:text-input text:description="[#elseif person.male]">[#elseif person.male]</text:text-input></text:span><text:span text:style-name="T10">portador</text:span><text:span text:style-name="T10"><text:text-input text:description="[/#if]">[/#if]</text:text-input></text:span><text:span text:style-name="T10"> do </text:span><text:span text:style-name="T10"><text:text-input text:description="${lang.pt(person.idDocumentType.localizedNameI18N)}">${lang.pt(person.idDocumentType.localizedNameI18N)}</text:text-input></text:span><text:span text:style-name="T10"> n.º </text:span><text:span text:style-name="T10"><text:text-input text:description="${person.documentIdNumber}">${person.documentIdNumber}</text:text-input></text:span><text:span text:style-name="T10">, </text:span><text:span text:style-name="T10"><text:text-input text:description="[#if person.female]">[#if person.female]</text:text-input></text:span><text:span text:style-name="T10">filha</text:span><text:span text:style-name="T10"><text:text-input text:description="[#elseif person.male]">[#elseif person.male]</text:text-input></text:span><text:span text:style-name="T10">filho</text:span><text:span text:style-name="T10"><text:text-input text:description="[/#if]">[/#if]</text:text-input></text:span><text:span text:style-name="T10"> de </text:span><text:span text:style-name="T10"><text:text-input text:description="${person.nameOfFather}">${person.nameOfFather}</text:text-input></text:span><text:span text:style-name="T10"> e de </text:span><text:span text:style-name="T10"><text:text-input text:description="person.nameOfMother"/></text:span><text:span text:style-name="T10"><text:text-input text:description="${person.nameOfMother}">${person.nameOfMother}</text:text-input></text:span><text:span text:style-name="T10">, realizou a matrícula no Curso de </text:span><text:span text:style-name="T10"><text:text-input text:description="${lang.pt(curricularPlanInformation.degreePresentationName)}">${lang.pt(curricularPlanInformation.degreePresentationName)}</text:text-input></text:span><text:span text:style-name="T10"> no ano letivo de </text:span><text:span text:style-name="T10"><text:text-input text:description="${registration.startExecutionYear.name}">${registration.startExecutionYear.name}</text:text-input></text:span><text:span text:style-name="T10">.</text:span></text:p>
      <text:p text:style-name="P5"/>
      <text:p text:style-name="P24"><text:span text:style-name="T10"><text:text-input text:description="[#if serviceRequest.documentPurposeTypeInstance??]">[#if serviceRequest.documentPurposeTypeInstance??]</text:text-input></text:span><text:span text:style-name="T10"><text:text-input text:description="[#if serviceRequest.documentPurposeTypeInstance.code == &quot;FAMILY_ALLOWANCE&quot;]">[#if serviceRequest.documentPurposeTypeInstance.code == "FAMILY_ALLOWANCE"]</text:text-input></text:span><text:span text:style-name="T10">Esta declaração serve como comprovativo para efeitos de Abono de Família.</text:span><text:span text:style-name="T10"><text:text-input text:description="[#elseif serviceRequest.documentPurposeTypeInstance.code == &quot;ADSE_ADM_SAD_SSMJ&quot;]">[#elseif serviceRequest.documentPurposeTypeInstance.code == "ADSE_ADM_SAD_SSMJ"]</text:text-input></text:span><text:span text:style-name="T10">Esta declaração serve como comprovativo para efeitos de ADSE/ADM/SAD/SSMJ.</text:span><text:span text:style-name="T10"><text:text-input text:description="[#elseif serviceRequest.documentPurposeTypeInstance.code == &quot;STUDY_SCHOLARSHIP&quot;]">[#elseif serviceRequest.documentPurposeTypeInstance.code == "STUDY_SCHOLARSHIP"]</text:text-input></text:span><text:span text:style-name="T10">Esta declaração serve como comprovativo para efeitos de pedido de bolsa de estudo.</text:span><text:span text:style-name="T10"><text:text-input text:description="[#elseif serviceRequest.documentPurposeTypeInstance.code == &quot;MILITARY&quot;]">[#elseif serviceRequest.documentPurposeTypeInstance.code == "MILITARY"]</text:text-input></text:span><text:span text:style-name="T10">Esta declaração serve como comprovativo para fins militares.</text:span><text:span text:style-name="T10"><text:text-input text:description="[#elseif serviceRequest.documentPurposeTypeInstance.code == &quot;PROFESSIONAL&quot;]">[#elseif serviceRequest.documentPurposeTypeInstance.code == "PROFESSIONAL"]</text:text-input></text:span><text:span text:style-name="T10">Esta declaração serve como comprovativo para fins profissionais.</text:span><text:span text:style-name="T10"><text:text-input text:description="[#elseif serviceRequest.documentPurposeTypeInstance.code == &quot;IRS&quot;]">[#elseif serviceRequest.documentPurposeTypeInstance.code == "IRS"]</text:text-input></text:span><text:span text:style-name="T10">Esta declaração serve como comprovativo para efeitos de IRS.</text:span><text:span text:style-name="T10"><text:text-input text:description="[#elseif serviceRequest.documentPurposeTypeInstance.code == &quot;PPRE&quot;]">[#elseif serviceRequest.documentPurposeTypeInstance.code == "PPRE"]</text:text-input></text:span><text:span text:style-name="T10">Esta declaração serve como comprovativo para efeitos de Plano de Poupança Reforma/Educação.</text:span><text:span text:style-name="T10"><text:text-input text:description="[#elseif serviceRequest.documentPurposeTypeInstance.code == &quot;FAMILY_BENEFITS&quot;]">[#elseif serviceRequest.documentPurposeTypeInstance.code == "FAMILY_BENEFITS"]</text:text-input></text:span><text:span text:style-name="T10">Esta declaração serve como comprovativo para efeitos de Prestações Familiares.</text:span><text:span text:style-name="T10"><text:text-input text:description="[#elseif serviceRequest.documentPurposeTypeInstance.code == &quot;SOCIAL_SECURITY&quot;]">[#elseif serviceRequest.documentPurposeTypeInstance.code == "SOCIAL_SECURITY"]</text:text-input></text:span><text:span text:style-name="T10">Esta declaração serve como comprovativo para efeitos de Segurança Social.</text:span><text:span text:style-name="T10"><text:text-input text:description="[#elseif serviceRequest.documentPurposeTypeInstance.code == &quot;SCHOOL_INSURANCE&quot;]">[#elseif serviceRequest.documentPurposeTypeInstance.code == "SCHOOL_INSURANCE"]</text:text-input></text:span><text:span text:style-name="T10">Declara-se que o aluno se encontra abrangido pelo seguro escolar, através da apólice n.º 96.53834.</text:span><text:span text:style-name="T10"><text:text-input text:description="[#elseif serviceRequest.documentPurposeTypeInstance.code == &quot;SUB23&quot;]">[#elseif serviceRequest.documentPurposeTypeInstance.code == "SUB23"]</text:text-input></text:span><text:span text:style-name="T10">Esta declaração serve como comprovativo para efeitos de acesso ao passe «sub23@superior.tp».</text:span><text:span text:style-name="T10"><text:text-input text:description="[#elseif serviceRequest.documentPurposeTypeInstance.code == &quot;OTHER&quot;]">[#elseif serviceRequest.documentPurposeTypeInstance.code == "OTHER"]</text:text-input></text:span><text:span text:style-name="T10"><text:text-input text:description="${serviceRequest.otherDocumentPurposeTypeDescription}">${serviceRequest.otherDocumentPurposeTypeDescription}</text:text-input></text:span><text:span text:style-name="T10"><text:text-input text:description="[/#if]">[/#if]</text:text-input></text:span></text:p>
      <text:p text:style-name="P17"/>
      <text:p text:style-name="P17"><text:text-input text:description="[/#if]">[/#if]</text:text-input></text:p>
      <text:p text:style-name="P12"/>
      <text:p text:style-name="P12"><text:span text:style-name="T2">Reitoria</text:span><text:span text:style-name="T3"> da Universidade de Lisboa</text:span><text:span text:style-name="T7">, em </text:span><text:span text:style-name="T8"><text:text-input text:description="${lang.pt(dates.extendedDate(localizedDate.nowDate()))}">${lang.pt(dates.extendedDate(localizedDate.nowDate()))}</text:text-input></text:span><text:span text:style-name="T8"><text:text-input text:description="${lang.pt(dates.extendedDate(localizedDate.nowDate()))}"/></text:span><text:span text:style-name="T5">.</text:span></text:p>
      <text:p text:style-name="P20"><text:soft-page-break/></text:p>
      <text:p text:style-name="P11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7">O presente documento só é válido com assinatura e carimbo da instituição!</text:p>
            <text:p text:style-name="P8"><text:text-input text:description="[#if hasPricetag]">[#if hasPricetag]</text:text-input></text:p>
            <text:p text:style-name="P23"><text:span text:style-name="T6">Emolumento: </text:span><text:text-input text:description="${money.total(serviceRequestPrice)}">${money.total(serviceRequestPrice)}</text:text-input></text:p>
            <text:p text:style-name="P8"><text:text-input text:description="[/#if]">[/#if]</text:text-input></text:p>
          </table:table-cell>
          <table:table-cell table:style-name="Table2.B1" office:value-type="string">
            <text:p text:style-name="P13">Área de Estudantes e Certificação Académica,</text:p>
            <text:p text:style-name="P14">O(<text:span text:style-name="T9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15"><text:s text:c="2"/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16"/>
          </table:table-cell>
        </table:table-row>
      </table:table>
      <text:p text:style-name="P11"><text:text-input text:description="[#else]">[#else]</text:text-input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1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8"><text:text-input text:description="[#if hasPricetag]">[#if hasPricetag]</text:text-input></text:p>
            <text:p text:style-name="P23"><text:span text:style-name="T6">Emolumento: </text:span><text:text-input text:description="${money.total(serviceRequestPrice)}">${money.total(serviceRequestPrice)}</text:text-input></text:p>
            <text:p text:style-name="P9"><text:text-input text:description="[/#if]">[/#if]</text:text-input></text:p>
          </table:table-cell>
          <table:table-cell table:style-name="Table1.A2" office:value-type="string">
            <text:p text:style-name="P15"><text:s text:c="2"/>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16"><text:text-input text:description="${documentSignature.responsibleName}">${documentSignature.responsibleName}</text:text-input></text:p>
          </table:table-cell>
        </table:table-row>
      </table:table>
      <text:p text:style-name="P3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 officeooo:rsid="002ca4ac"/>
    </style:style>
    <style:style style:name="MT2" style:family="text">
      <style:text-properties fo:color="#000000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Reitoria</text:span><text:span text:style-name="MT2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2-01T17:47:30.763050346</dc:date>
    <meta:editing-duration>PT1H28M17S</meta:editing-duration>
    <meta:editing-cycles>33</meta:editing-cycles>
    <meta:generator>LibreOffice/4.2.8.2$Linux_X86_64 LibreOffice_project/420m0$Build-2</meta:generator>
    <meta:document-statistic meta:table-count="3" meta:image-count="1" meta:object-count="0" meta:page-count="2" meta:paragraph-count="23" meta:word-count="411" meta:character-count="3367" meta:non-whitespace-character-count="3134"/>
  </office:meta>
</office:document-meta>
</file>